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 office:value-type="string">
            <text:p>Uuuuu〜...! It's just the kind of staircase I was
lookin' for, but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 office:value-type="string">
            <text:p>I-I can't get through...!</text:p>
          </table:table-cell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Hauu... *squirm*... *fidget*...</text:p>
          </table:table-cell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 office:value-type="string">
            <text:p>Th-There's gotta be another way...</text:p>
          </table:table-cell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 office:value-type="string">
            <text:p>Hyaaaah!!!</text:p>
          </table:table-cell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 office:value-type="string">
            <text:p>N-Nope, not goin' that way...</text:p>
          </table:table-cell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 office:value-type="string">
            <text:p>Khh... it's a staircase, but... it's goin' the wrong
wa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 office:value-type="string">
            <text:p>I don't wanna go down there... but...</text:p>
          </table:table-cell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 office:value-type="string">
            <text:p>I'm too scared to stay put right here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 office:value-type="string">
            <text:p>---</text:p>
          </table:table-cell>
          <table:table-cell table:style-name="ce0"/>
          <table:table-cell table:style-name="ce0" office:value-type="string">
            <text:p>I-I guess I've got no choice, after all...</text:p>
          </table:table-cell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 office:value-type="string">
            <text:p>Aaaagh... I-I need to pee...</text:p>
          </table:table-cell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 office:value-type="string">
            <text:p>What should I do... m-maybe I'll just go in this
pot...</text:p>
          </table:table-cell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 office:value-type="string">
            <text:p>It's fine, right? This is an emergency situation
'n all...</text:p>
          </table:table-cell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eering into the pot, Tomocchi sees that it's
filled with a darkish fluid.)</text:p>
          </table:table-cell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is that?! Gross!!</text:p>
          </table:table-cell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 office:value-type="string">
            <text:p>Aaaagh... crap... I-I guess I just gotta hold it
in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